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scapeHtml.getArgumentDes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scapeHtml.execute( SampleResult previousResult , Sampler currentSamp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scapeHtml.getReference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scapeHtml.EscapeHtm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scapeHtml.setParameters( Collection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